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e6e6e6">
        <style:background-image/>
      </style:paragraph-properties>
      <style:text-properties style:font-name="Georgia" fo:font-size="18pt" fo:font-style="italic" fo:font-weight="bold"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fo:background-color="#e6e6e6">
        <style:background-image/>
      </style:paragraph-properties>
      <style:text-properties style:font-name="Georgia" fo:font-size="15pt" fo:font-style="italic" fo:font-weight="bold" style:font-size-asian="15pt" style:font-style-asian="italic" style:font-weight-asian="bold" style:font-size-complex="15pt" style:font-style-complex="italic" style:font-weight-complex="bold"/>
    </style:style>
    <style:style style:name="P3" style:family="paragraph" style:parent-style-name="Standard">
      <style:paragraph-properties fo:text-align="center" style:justify-single-word="false" fo:background-color="#e6e6e6">
        <style:background-image/>
      </style:paragraph-properties>
      <style:text-properties fo:color="#280099" style:font-name="Georgia"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style:tab-stops>
          <style:tab-stop style:position="0cm"/>
          <style:tab-stop style:position="5.874cm"/>
        </style:tab-stops>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style:tab-stops>
          <style:tab-stop style:position="0cm"/>
          <style:tab-stop style:position="5.874cm"/>
        </style:tab-stops>
      </style:paragraph-properties>
    </style:style>
    <style:style style:name="T1" style:family="text">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font-name="Georgia" fo:font-size="12pt" fo:letter-spacing="normal" fo:font-style="italic"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fo:color="#000000" style:font-name="Georgia" fo:font-size="12pt" fo:letter-spacing="normal" fo:font-style="italic" fo:font-weight="bold" style:font-size-asian="12pt" style:font-style-asian="italic" style:font-weight-asian="bold" style:font-size-complex="12pt" style:font-style-complex="italic" style:font-weight-complex="bold"/>
    </style:style>
    <style:style style:name="T5" style:family="text">
      <style:text-properties fo:color="#280099"/>
    </style:style>
    <style:style style:name="T6"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Retrospective- <text:span text:style-name="T6">Anteckningslogg</text:span></text:p>
      <text:p text:style-name="P4"/>
      <text:p text:style-name="P3">Sprint 1</text:p>
      <text:p text:style-name="P4"/>
      <text:list xml:id="list32349342" text:style-name="L1">
        <text:list-item>
          <text:p text:style-name="P7">Vad gick bra?</text:p>
          <text:p text:style-name="P9">Det har gått bra och effektivt att plugga/läsa in de kodtekniker jag behöver.<text:line-break/>Har sparat/antecknat mycket så att jag effektivt kan hitta det jag behöver. </text:p>
          <text:p text:style-name="P9"><text:line-break/>Blev faktiskt lite förvånad själv att min ”applikation” lydde och gjorde som jag ville.<text:line-break/>Har hittils undvikit att sitta länge och klura med ett litet problem som förhindrat att man går vidare i kodningen.</text:p>
          <text:p text:style-name="P9"/>
        </text:list-item>
        <text:list-item>
          <text:p text:style-name="P7">Vad gick dåligt?</text:p>
          <text:p text:style-name="P9">Jag var till och från lite ostrukturerad och tog rätt många pauser och trodde att jag i huvudet skulle komma ihåg de exakta tiderna jag väl suttit och arbetat, men så var inte fallet. <text:line-break/><text:line-break/>Dag två rättade jag till detta genom att anteckna tiden jag startar och tiden jag ”slutar” (går ifrån datorn).</text:p>
          <text:p text:style-name="P9"/>
        </text:list-item>
        <text:list-item>
          <text:p text:style-name="P7">Uppfylldes målen?</text:p>
          <text:p text:style-name="P9">De mål jag hade blev uppfyllda + att jag har fått en överblick/uppfattning om vad jag kommer behöva göra härnäst så jag inte bara står o trampar. </text:p>
          <text:p text:style-name="P9"/>
        </text:list-item>
        <text:list-item>
          <text:p text:style-name="P11"><text:span text:style-name="T2">Vad har ändrats i kraven? </text:span><text:span text:style-name="T1">(product backlog)</text:span></text:p>
          <text:p text:style-name="P9">Har inte behövt ändra något än. <text:line-break/></text:p>
        </text:list-item>
        <text:list-item>
          <text:p text:style-name="P11"><text:span text:style-name="T2">Hur kan jag förbättra mitt arbetssätt?<text:line-break/></text:span><text:span text:style-name="T1">Trivs bra med mitt arbetssätt och det har varit effektivt hittills så jag kommer fortsätta jobba på samma sätt i sprint 2. </text:span></text:p>
        </text:list-item>
      </text:list>
      <text:p text:style-name="P6"/>
      <text:p text:style-name="P6"/>
      <text:p text:style-name="P4"/>
      <text:p text:style-name="P2"><text:span text:style-name="T5">Sprint 2</text:span><text:tab/></text:p>
      <text:p text:style-name="P4"/>
      <text:list xml:id="list33382483" text:continue-numbering="true" text:style-name="L1">
        <text:list-item>
          <text:p text:style-name="P7">Vad gick bra?</text:p>
          <text:p text:style-name="P9">Det gick bra att designa och forma popupfönster och länka dessa till ikonen.</text:p>
        </text:list-item>
      </text:list>
      <text:p text:style-name="P5"/>
      <text:list xml:id="list33389835" text:continue-numbering="true" text:style-name="L1">
        <text:list-item>
          <text:p text:style-name="P7">Vad gick dåligt?</text:p>
          <text:p text:style-name="P9">Det gick inte alls bra att hämta bilder med ajaxanrop.</text:p>
          <text:p text:style-name="P9"/>
        </text:list-item>
        <text:list-item>
          <text:p text:style-name="P7">Uppfylldes målen?</text:p>
          <text:p text:style-name="P9">Nej, jag fick flytta en punkt i sprinten <text:s/>tills nästa sprint då den inte hanns med.</text:p>
          <text:p text:style-name="P9"/>
        </text:list-item>
        <text:list-item>
          <text:p text:style-name="P11"><text:span text:style-name="T2">Hur kan jag förbättra mitt arbetssätt?<text:line-break/></text:span><text:span text:style-name="T1">Jag vill forstätta jobba som jag gjort, men försöka att läsa i forumen lite mer så jag upptäcker i tid om fler haft samma problem som mig.</text:span></text:p>
        </text:list-item>
      </text:list>
      <text:p text:style-name="P5"/>
      <text:p text:style-name="P5"/>
      <text:p text:style-name="P5"/>
      <text:list xml:id="list33394215" text:continue-numbering="true" text:style-name="L1">
        <text:list-header>
          <text:p text:style-name="P10"/>
        </text:list-header>
      </text:list>
      <text:p text:style-name="P2"><text:soft-page-break/><text:span text:style-name="T5">Sprint 3</text:span><text:tab/></text:p>
      <text:p text:style-name="P4"/>
      <text:list xml:id="list33389437" text:continue-numbering="true" text:style-name="L1">
        <text:list-item>
          <text:p text:style-name="P7">Vad gick bra?</text:p>
          <text:p text:style-name="P9">Denna sprint gick det bra att göra ett ajaxanrop tog lite mindre tid än jag trott det skulle så jag kunde lägga in en till punkt i min sprint burndown chart.<text:line-break/><text:line-break/>Fixa till storlekt för tumnagelbilderna och ändra bakgrund gick bra.</text:p>
          <text:p text:style-name="P9"/>
        </text:list-item>
        <text:list-item>
          <text:p text:style-name="P7">Vad gick dåligt?</text:p>
          <text:p text:style-name="P9">Fick inte riktigt ordning på popupfönstrena.</text:p>
          <text:p text:style-name="P9"/>
        </text:list-item>
        <text:list-item>
          <text:p text:style-name="P7">Uppfylldes målen?</text:p>
          <text:p text:style-name="P9">Ja.</text:p>
          <text:p text:style-name="P9"/>
        </text:list-item>
        <text:list-item>
          <text:p text:style-name="P11"><text:span text:style-name="T2">Vad har ändrats i kraven? </text:span><text:span text:style-name="T1">(product backlog)</text:span></text:p>
          <text:p text:style-name="P9">Inget.<text:line-break/></text:p>
          <text:p text:style-name="P9"/>
        </text:list-item>
      </text:list>
      <text:p text:style-name="P2"><text:span text:style-name="T5">Sprint 4</text:span><text:tab/></text:p>
      <text:p text:style-name="P4"/>
      <text:list xml:id="list33394231" text:continue-numbering="true" text:style-name="L1">
        <text:list-item>
          <text:p text:style-name="P7">Vad gick bra?</text:p>
          <text:p text:style-name="P9">När jag gjorde om min sprint och fick ordning på koden så blev allt mycket bättre!<text:line-break/>Känner att det var nödvändigt att genomföra det. </text:p>
        </text:list-item>
      </text:list>
      <text:p text:style-name="P5"/>
      <text:list xml:id="list33378255" text:continue-numbering="true" text:style-name="L1">
        <text:list-item>
          <text:p text:style-name="P7">Vad gick dåligt?</text:p>
          <text:p text:style-name="P9">Sprinten jag hade planerat först gick inte att genomföra då jag behövde ändra om helt i koden. Så jag avbröt den sprint jag hade och skrev en ny sprint ganska så direkt när jag hade börjat i den. </text:p>
          <text:p text:style-name="P9"/>
        </text:list-item>
        <text:list-item>
          <text:p text:style-name="P7">Uppfylldes målen?</text:p>
          <text:p text:style-name="P9">Målen i den nya sprinten blev uppfyllda även om det tog en timme mer än planerat, men en timme över kändes inte som jordens undergång så jag tyckte sprinten i sin helhet gick bra.</text:p>
          <text:p text:style-name="P9"/>
        </text:list-item>
        <text:list-item>
          <text:p text:style-name="P11"><text:span text:style-name="T2">Vad har ändrats i kraven? </text:span><text:span text:style-name="T1">(product backlog)</text:span></text:p>
          <text:p text:style-name="P9">Inget.<text:line-break/></text:p>
        </text:list-item>
      </text:list>
      <text:p text:style-name="P4"/>
      <text:p text:style-name="P2"><text:span text:style-name="T5">Sprint 5</text:span><text:tab/></text:p>
      <text:p text:style-name="P4"/>
      <text:list xml:id="list33374192" text:continue-numbering="true" text:style-name="L1">
        <text:list-item>
          <text:p text:style-name="P7">Vad gick bra / dåligt?</text:p>
          <text:p text:style-name="P9">Det gick bra att skapa ny ikon och lägga till popupfönster som var länkat till den ikonen. Min kod fungerade bra för detta syfte. <text:s/>Det gick också bra att få popupfönstrena över varandra ända tills jag insåg att när man skapade ett nytt fönster hamnar det underst...Så det får bli nästa punkt att skapa och ta hand om om jag fortsätter med projektet.</text:p>
        </text:list-item>
      </text:list>
      <text:p text:style-name="P5"/>
      <text:list xml:id="list33368646" text:continue-numbering="true" text:style-name="L1">
        <text:list-item>
          <text:p text:style-name="P7">Uppfylldes målen?</text:p>
          <text:p text:style-name="P9">Delvis.</text:p>
          <text:p text:style-name="P11"><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3T12:46:44.11</meta:creation-date>
    <dc:date>2014-01-16T13:22:19.82</dc:date>
    <meta:editing-duration>P1DT10H18M15S</meta:editing-duration>
    <meta:editing-cycles>91</meta:editing-cycles>
    <meta:generator>OpenOffice.org/3.3$Win32 OpenOffice.org_project/330m20$Build-9567</meta:generator>
    <meta:document-statistic meta:table-count="0" meta:image-count="0" meta:object-count="0" meta:page-count="2" meta:paragraph-count="43" meta:word-count="567" meta:character-count="3006"/>
  </office:meta>
</office:document-meta>
</file>